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559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1.288cm"/>
    </style:style>
    <style:style style:name="co4" style:family="table-column">
      <style:table-column-properties fo:break-before="auto" style:column-width="1.31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-bottom="none" fo:border-left="0.74pt solid #000000" fo:border-right="0.74pt solid #000000" fo:border-top="none"/>
    </style:style>
    <style:style style:name="ce3" style:family="table-cell" style:parent-style-name="Default">
      <style:table-cell-properties fo:border-bottom="0.74pt solid #000000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phi, deg</text:p>
          </table:table-cell>
          <table:table-cell table:style-name="ce1" office:value-type="string" calcext:value-type="string">
            <text:p>w, mm</text:p>
          </table:table-cell>
          <table:table-cell table:style-name="ce1" office:value-type="string" calcext:value-type="string">
            <text:p>F, 10n</text:p>
          </table:table-cell>
          <table:table-cell table:style-name="ce1" office:value-type="string" calcext:value-type="string">
            <text:p>h, m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32" calcext:value-type="float">
            <text:p>2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.55" calcext:value-type="float">
            <text:p>23.55</text:p>
          </table:table-cell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.7" calcext:value-type="float">
            <text:p>23.7</text:p>
          </table:table-cell>
          <table:table-cell office:value-type="float" office:value="204" calcext:value-type="float">
            <text:p>2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3.65" calcext:value-type="float">
            <text:p>23.65</text:p>
          </table:table-cell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.5" calcext:value-type="float">
            <text:p>23.5</text:p>
          </table:table-cell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3" office:value-type="float" office:value="23.55" calcext:value-type="float">
            <text:p>23.55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phi, deg</text:p>
          </table:table-cell>
          <table:table-cell table:style-name="ce1" office:value-type="string" calcext:value-type="string">
            <text:p>w, mm</text:p>
          </table:table-cell>
          <table:table-cell table:style-name="ce1" office:value-type="string" calcext:value-type="string">
            <text:p>F, 10n</text:p>
          </table:table-cell>
          <table:table-cell table:style-name="ce1" office:value-type="string" calcext:value-type="string">
            <text:p>h, m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1" calcext:value-type="float">
            <text:p>23.1</text:p>
          </table:table-cell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.8" calcext:value-type="float">
            <text:p>22.8</text:p>
          </table:table-cell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.4" calcext:value-type="float">
            <text:p>23.4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2.3" calcext:value-type="float">
            <text:p>22.3</text:p>
          </table:table-cell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.8" calcext:value-type="float">
            <text:p>23.8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1.8" calcext:value-type="float">
            <text:p>21.8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3" office:value-type="float" office:value="23.3" calcext:value-type="float">
            <text:p>23.3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phi, deg</text:p>
          </table:table-cell>
          <table:table-cell table:style-name="ce1" office:value-type="string" calcext:value-type="string">
            <text:p>w, mm</text:p>
          </table:table-cell>
          <table:table-cell table:style-name="ce1" office:value-type="string" calcext:value-type="string">
            <text:p>F, 10n</text:p>
          </table:table-cell>
          <table:table-cell table:style-name="ce1" office:value-type="string" calcext:value-type="string">
            <text:p>h, m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.1" calcext:value-type="float">
            <text:p>22.1</text:p>
          </table:table-cell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.6" calcext:value-type="float">
            <text:p>23.6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.1" calcext:value-type="float">
            <text:p>23.1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2.7" calcext:value-type="float">
            <text:p>22.7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1.9" calcext:value-type="float">
            <text:p>21.9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2.1" calcext:value-type="float">
            <text:p>22.1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3" office:value-type="float" office:value="23.2" calcext:value-type="float">
            <text:p>23.2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print-date>2023-10-11T22:01:54.140431199</meta:print-date>
    <dc:date>2023-10-11T22:02:09.917888717</dc:date>
    <meta:editing-duration>PT1H16M18S</meta:editing-duration>
    <meta:editing-cycles>1</meta:editing-cycles>
    <meta:document-statistic meta:table-count="1" meta:cell-count="96" meta:object-count="0"/>
    <meta:generator>LibreOffice/7.6.1.2$Linux_X86_64 LibreOffice_project/60$Build-2</meta:generator>
  </office:meta>
</office:document-meta>
</file>